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3.81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2b24d49-7fff-0ab6-6ba3-da6d98168ad2"/>Install Ubuntu 20.04 and follow these Steps:</text:p>
      <text:p text:style-name="Text_20_body"/>
      <text:p text:style-name="P3">Source:  https://github.com/gadepall/vaman/tree/master/installation</text:p>
      <text:p text:style-name="Text_20_body"/>
      <text:p text:style-name="P3">sudo apt update &amp;&amp; sudo apt upgrade -y</text:p>
      <text:p text:style-name="Text_20_body"/>
      <text:p text:style-name="P3">1  cd</text:p>
      <text:p text:style-name="Text_20_body"/>
      <text:p text:style-name="P3">2  sudo apt install build-essential libssl-dev libffi-dev python3-dev bison flex git tcl-dev tcl-tclreadline libreadline-dev  autoconf libtool make automake texinfo pkg-config libusb-1.0-0 libusb-1.0-0-dev telnet python3 apt-utils libxslt-dev python3-lxml python3-simplejson cmake curl python3-pip subversion git</text:p>
      <text:p text:style-name="Text_20_body"/>
      <text:p text:style-name="P3">3  sudo pip3 install wheel python-constraint serial tinyfpgab</text:p>
      <text:p text:style-name="Text_20_body"/>
      <text:p text:style-name="P3">4  mkdir -p ~/symbiflow</text:p>
      <text:p text:style-name="Text_20_body"/>
      <text:p text:style-name="P3">5  export  INSTALL_DIR=/home/"UserName"/symbiflow</text:p>
      <text:p text:style-name="Text_20_body"/>
      <text:p text:style-name="P2">Note:</text:p>
      <text:p text:style-name="P5"><text:span text:style-name="T1">Download  “</text:span><text:span text:style-name="T3">arch.tar.gz”  using the weblink given below https://iith-my.sharepoint.com/:u:/g/personal/gadepall_ee_iith_ac_in/Ebot5QHEYXBAo-7n4hnvJu0B8vMrTIdj_COHJC2cmDY1ww?e=bqDxHI</text:span></text:p>
      <text:p text:style-name="Text_20_body"/>
      <text:p text:style-name="P3">6  cp /home/"UserName"/Downloads/arch.tar.gz . </text:p>
      <text:p text:style-name="Text_20_body"/>
      <text:p text:style-name="P3">7  tar -C $INSTALL_DIR -xvf ~/arch.tar.gz</text:p>
      <text:p text:style-name="Text_20_body"/>
      <text:p text:style-name="P6">8  export PATH ="$INSTALL_DIR/quicklogic-arch-defs/bin:$INSTALL_DIR/quicklogic-arch-defs/bin/python:$PATH"</text:p>
      <text:p text:style-name="Text_20_body"/>
      <text:p text:style-name="P3">9  cd </text:p>
      <text:p text:style-name="Text_20_body"/>
      <text:p text:style-name="P3">10  git clone --recursive https://github.com/optimuslogic/pygmy-dev</text:p>
      <text:p text:style-name="Text_20_body"/>
      <text:p text:style-name="P3">11  cd pygmy-dev/tools/quicklogic-fasm</text:p>
      <text:p text:style-name="Text_20_body"/>
      <text:p text:style-name="P3"><text:soft-page-break/>12  nano requirements.txt</text:p>
      <text:p text:style-name="P7">#edit the file as below#</text:p>
      <text:p text:style-name="P4">     <text:span text:style-name="T5">-e git+https://github.com/symbiflow/fasm.git#egg=fasm</text:span></text:p>
      <text:p text:style-name="P4">     <text:span text:style-name="T5">-e git+https://github.com/antmicro/quicklogic-fasm-utils.git#egg=fasm-utils</text:span></text:p>
      <text:p text:style-name="P4">     </text:p>
      <text:p text:style-name="P3">ctrl+X and select 'y' to save</text:p>
      <text:p text:style-name="Text_20_body"/>
      <text:p text:style-name="P3">13  pip3 install -r requirements.txt</text:p>
      <text:p text:style-name="Text_20_body"/>
      <text:p text:style-name="P3">14  sudo python3 setup.py install</text:p>
      <text:p text:style-name="Text_20_body"/>
      <text:p text:style-name="P3">15  cd </text:p>
      <text:p text:style-name="Text_20_body"/>
      <text:p text:style-name="P3">16  cd pygmy-dev/tools/quicklogic-yosys</text:p>
      <text:p text:style-name="Text_20_body"/>
      <text:p text:style-name="P3">17  make config-gcc</text:p>
      <text:p text:style-name="Text_20_body"/>
      <text:p text:style-name="P3">18  make -j4 install PREFIX=$INSTALL_DIR</text:p>
      <text:p text:style-name="Text_20_body"/>
      <text:p text:style-name="P3">19  cd</text:p>
      <text:p text:style-name="Text_20_body"/>
      <text:p text:style-name="P3">20  #</text:p>
      <text:p text:style-name="Text_20_body"/>
      <text:p text:style-name="P3">21  cd /home/"UserName"/pygmy-dev/tools/yosys-symbiflow-plugins</text:p>
      <text:p text:style-name="Text_20_body"/>
      <text:p text:style-name="P3">22  export PATH=$INSTALL_DIR/bin:$PATH</text:p>
      <text:p text:style-name="Text_20_body"/>
      <text:p text:style-name="P3">23  make -j4 install</text:p>
      <text:p text:style-name="Text_20_body"/>
      <text:p text:style-name="P3">24  cd ../vtr-verilog-to-routing</text:p>
      <text:p text:style-name="Text_20_body"/>
      <text:p text:style-name="P3">25  make -j4</text:p>
      <text:p text:style-name="Text_20_body"/>
      <text:p text:style-name="P3">26 #</text:p>
      <text:p text:style-name="Text_20_body"/>
      <text:p text:style-name="P3">27  cd ..</text:p>
      <text:p text:style-name="Text_20_body"/>
      <text:p text:style-name="P3"><text:soft-page-break/>28  cp vtr-verilog-to-routing/build/vpr/vpr  $INSTALL_DIR/bin</text:p>
      <text:p text:style-name="Text_20_body"/>
      <text:p text:style-name="P3">29  cp vtr-verilog-to-routing/build/utils/fasm/genfasm $INSTALL_DIR/bin</text:p>
      <text:p text:style-name="Text_20_body"/>
      <text:p text:style-name="P3"># Testing</text:p>
      <text:p text:style-name="Text_20_body"/>
      <text:p text:style-name="P3">30  vpr -h</text:p>
      <text:p text:style-name="P3">31  yosys -h</text:p>
      <text:p text:style-name="P3">32  qlfasm -h</text:p>
      <text:p text:style-name="Text_20_body"/>
      <text:p text:style-name="P3">33  nano ~/.bashrc</text:p>
      <text:p text:style-name="P8">#paste the following 3 lines at the end of the file</text:p>
      <text:p text:style-name="Text_20_body"/>
      <text:p text:style-name="P3">export  INSTALL_DIR=/home/"UserName"/symbiflow</text:p>
      <text:p text:style-name="P3">export PATH="$INSTALL_DIR/quicklogic-arch-defs/bin:$INSTALL_DIR/quicklogic-arch-defs/bin/python3:$PATH"</text:p>
      <text:p text:style-name="P3">export PATH=/home/"UserName"/symbiflow/bin:$PATH</text:p>
      <text:p text:style-name="P3">#Ctrl+X save and exit.  reboot for the settings to be updated.</text:p>
      <text:p text:style-name="P3">#reboot</text:p>
      <text:p text:style-name="Text_20_body"/>
      <text:p text:style-name="P3">34  ql_symbiflow -h</text:p>
      <text:p text:style-name="Text_20_body"/>
      <text:p text:style-name="P3">#After login</text:p>
      <text:p text:style-name="P4">   <text:span text:style-name="T5">35  cd $INSTALL_DIR/quicklogic-arch-defs/tests/counter_16bit</text:span></text:p>
      <text:p text:style-name="Text_20_body"/>
      <text:p text:style-name="P4">   <text:span text:style-name="T5">36  ql_symbiflow -compile -d ql-eos-s3 -P pd64 -v counter_16bit.v -t top -p chandalar.pcf -dump binary</text:span></text:p>
      <text:p text:style-name="P4">   <text:span text:style-name="T5">!! verify whether top.bin file generated or Not...!!</text:span></text:p>
      <text:p text:style-name="P4">   </text:p>
      <text:p text:style-name="P4">   <text:span text:style-name="T5">37  cd</text:span></text:p>
      <text:p text:style-name="P4">   <text:span text:style-name="T5">38  mkdir fpga-examples</text:span></text:p>
      <text:p text:style-name="P4">   <text:span text:style-name="T5">39  cd fpga-examples/</text:span></text:p>
      <text:p text:style-name="P4">   <text:span text:style-name="T5">40  </text:span></text:p>
      <text:p text:style-name="P4">   <text:span text:style-name="T5">41  sudo apt install subversion</text:span></text:p>
      <text:p text:style-name="P4">   <text:span text:style-name="T5">42  svn co https://github.com/gadepall/vaman/trunk/fpga/setup/codes/blink</text:span></text:p>
      <text:p text:style-name="P4">   <text:span text:style-name="T5">43  cd blink/</text:span></text:p>
      <text:p text:style-name="P4">    </text:p>
      <text:p text:style-name="P4">   <text:span text:style-name="T5">compile Verilog code using the below line</text:span></text:p>
      <text:p text:style-name="P4"><text:soft-page-break/>   </text:p>
      <text:p text:style-name="P4"> <text:span text:style-name="T5">44  ql_symbiflow -compile -d ql-eos-s3 -P PU64 -v helloworldfpga.v -t helloworldfpga -p quickfeather.pcf -dump binary</text:span></text:p>
      <text:p text:style-name="P4">   </text:p>
      <text:p text:style-name="P4">   <text:span text:style-name="T5">Flash code on FPGA</text:span></text:p>
      <text:p text:style-name="Text_20_body"/>
      <text:p text:style-name="P5"><text:span text:style-name="T1">Note: To flash bin file on to Vaman Press USR button Twice or (Press RST button Once followed by USR button)  such that the on board </text:span><text:span text:style-name="T4">Green LED</text:span><text:span text:style-name="T2">  </text:span><text:span text:style-name="T1">should blink continuously.</text:span></text:p>
      <text:p text:style-name="P4">   </text:p>
      <text:p text:style-name="P4"> <text:span text:style-name="T5">45  python3  /home/"UserName"/pygmy-dev/pygmy-sdk/TinyFPGA-Programmer-Application/TinyFPGA-Programmer-Application/tinyfpga-programmer-gui.py --port /dev/ttyACM0 --appfpga helloworldfpga.bin --mode fpga  --reset   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2:11:10.571626267</meta:creation-date>
    <dc:date>2023-08-04T12:12:12.904899332</dc:date>
    <meta:editing-duration>PT1M2S</meta:editing-duration>
    <meta:editing-cycles>1</meta:editing-cycles>
    <meta:document-statistic meta:table-count="0" meta:image-count="0" meta:object-count="0" meta:page-count="4" meta:paragraph-count="73" meta:word-count="341" meta:character-count="3213" meta:non-whitespace-character-count="2810"/>
    <meta:generator>LibreOffice/6.4.7.2$Linux_X86_64 LibreOffice_project/40$Build-2</meta:generator>
  </office:meta>
</office:document-meta>
</file>